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Palatino Linotype" svg:font-family="'Palatino Linotype'" style:font-family-generic="roman"/>
    <style:font-face style:name="Calibri" svg:font-family="Calibri"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86aaa"/>
    </style:style>
    <style:style style:name="P2" style:family="paragraph" style:parent-style-name="Standard">
      <style:text-properties fo:language="fr" fo:country="FR"/>
    </style:style>
    <style:style style:name="P3" style:family="paragraph" style:parent-style-name="Standard">
      <style:text-properties fo:language="fr" fo:country="FR" officeooo:rsid="0016d1ed" officeooo:paragraph-rsid="0016d1ed"/>
    </style:style>
    <style:style style:name="P4" style:family="paragraph" style:parent-style-name="Standard">
      <style:text-properties fo:language="fr" fo:country="FR" officeooo:rsid="00197d01" officeooo:paragraph-rsid="00197d01"/>
    </style:style>
    <style:style style:name="P5" style:family="paragraph" style:parent-style-name="Standard">
      <style:text-properties officeooo:paragraph-rsid="0020fc45"/>
    </style:style>
    <style:style style:name="P6" style:family="paragraph" style:parent-style-name="Heading_20_1">
      <style:text-properties fo:language="fr" fo:country="FR" officeooo:paragraph-rsid="001ab8bb"/>
    </style:style>
    <style:style style:name="P7" style:family="paragraph" style:parent-style-name="Standard">
      <style:text-properties fo:language="fr" fo:country="FR"/>
    </style:style>
    <style:style style:name="P8" style:family="paragraph" style:parent-style-name="Standard">
      <style:paragraph-properties fo:text-align="start" style:justify-single-word="false"/>
      <style:text-properties fo:language="fr" fo:country="FR" officeooo:rsid="001ab8bb" officeooo:paragraph-rsid="001ab8bb"/>
    </style:style>
    <style:style style:name="P9" style:family="paragraph" style:parent-style-name="Standard">
      <style:text-properties fo:language="fr" fo:country="FR" officeooo:rsid="002573e7" officeooo:paragraph-rsid="002573e7"/>
    </style:style>
    <style:style style:name="P10" style:family="paragraph" style:parent-style-name="Standard">
      <style:text-properties officeooo:rsid="0021c38d" officeooo:paragraph-rsid="0021c38d"/>
    </style:style>
    <style:style style:name="P11" style:family="paragraph" style:parent-style-name="Standard">
      <style:text-properties officeooo:paragraph-rsid="0021c38d"/>
    </style:style>
    <style:style style:name="P12" style:family="paragraph" style:parent-style-name="Standard">
      <style:text-properties officeooo:paragraph-rsid="00197d01"/>
    </style:style>
    <style:style style:name="P13" style:family="paragraph" style:parent-style-name="Standard">
      <style:text-properties officeooo:rsid="002573e7" officeooo:paragraph-rsid="00197d01"/>
    </style:style>
    <style:style style:name="P14" style:family="paragraph" style:parent-style-name="Standard" style:master-page-name="Standard">
      <style:paragraph-properties fo:text-align="start" style:justify-single-word="false" style:page-number="auto"/>
      <style:text-properties officeooo:rsid="001ab8bb" officeooo:paragraph-rsid="001ab8bb"/>
    </style:style>
    <style:style style:name="P15" style:family="paragraph" style:parent-style-name="Heading_20_2">
      <style:text-properties fo:language="fr" fo:country="FR"/>
    </style:style>
    <style:style style:name="P16" style:family="paragraph" style:parent-style-name="Heading_20_2">
      <style:text-properties fo:language="fr" fo:country="FR" officeooo:paragraph-rsid="0019e193"/>
    </style:style>
    <style:style style:name="P17" style:family="paragraph" style:parent-style-name="Heading_20_1">
      <style:text-properties fo:language="fr" fo:country="FR" officeooo:rsid="0021c38d" officeooo:paragraph-rsid="0021c38d"/>
    </style:style>
    <style:style style:name="T1" style:family="text">
      <style:text-properties officeooo:rsid="002026e5"/>
    </style:style>
    <style:style style:name="T2" style:family="text">
      <style:text-properties fo:language="fr" fo:country="FR"/>
    </style:style>
    <style:style style:name="T3" style:family="text">
      <style:text-properties fo:language="fr" fo:country="FR" officeooo:rsid="0016d1ed"/>
    </style:style>
    <style:style style:name="T4" style:family="text">
      <style:text-properties fo:language="fr" fo:country="FR" officeooo:rsid="00197d01"/>
    </style:style>
    <style:style style:name="T5" style:family="text">
      <style:text-properties fo:language="fr" fo:country="FR" officeooo:rsid="001a5602"/>
    </style:style>
    <style:style style:name="T6" style:family="text">
      <style:text-properties fo:language="fr" fo:country="FR" officeooo:rsid="00186aaa"/>
    </style:style>
    <style:style style:name="T7" style:family="text">
      <style:text-properties fo:language="fr" fo:country="FR" officeooo:rsid="001ab8bb"/>
    </style:style>
    <style:style style:name="T8" style:family="text">
      <style:text-properties fo:language="fr" fo:country="FR" officeooo:rsid="002026e5"/>
    </style:style>
    <style:style style:name="T9" style:family="text">
      <style:text-properties fo:language="fr" fo:country="FR" officeooo:rsid="0020fc45"/>
    </style:style>
    <style:style style:name="T10" style:family="text">
      <style:text-properties fo:language="fr" fo:country="FR" officeooo:rsid="0021c38d"/>
    </style:style>
    <style:style style:name="T11" style:family="text">
      <style:text-properties fo:language="fr" fo:country="FR" officeooo:rsid="00234caa"/>
    </style:style>
    <style:style style:name="T12" style:family="text">
      <style:text-properties style:font-name="Palatino Linotype" fo:font-size="16pt" fo:language="fr" fo:country="FR" officeooo:rsid="00186aaa" style:font-name-asian="Palatino Linotype" style:font-size-asian="16pt" style:font-name-complex="Palatino Linotype" style:font-size-complex="16pt"/>
    </style:style>
    <style:style style:name="T13" style:family="text">
      <style:text-properties style:font-name="Times New Roman" fo:font-size="12pt" fo:language="fr" fo:country="FR" officeooo:rsid="00186aaa" style:font-name-asian="Palatino Linotype" style:font-size-asian="10.5pt" style:font-name-complex="Palatino Linotype" style:font-size-complex="12pt"/>
    </style:style>
    <style:style style:name="T14" style:family="text">
      <style:text-properties officeooo:rsid="0021c38d"/>
    </style:style>
    <style:style style:name="T15" style:family="text">
      <style:text-properties officeooo:rsid="002573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7">I</text:span><text:span text:style-name="T2">dentifiant du participant : …..................</text:span></text:p>
      <text:p text:style-name="P8">Contact : Jérémy Frey <text:span text:style-name="T14">(</text:span><text:a xlink:type="simple" xlink:href="mailto:jeremy.frey@inria.fr">jeremy.frey@inria.fr</text:a><text:span text:style-name="T14">) &amp; Renaud Gervais (</text:span><text:a xlink:type="simple" xlink:href="mailto:renaud.gervais@inria.fr"><text:span text:style-name="T14">renaud.gervais@inria.fr</text:span></text:a><text:span text:style-name="T14">)</text:span></text:p>
      <text:h text:style-name="P6" text:outline-level="1">Consentement éclairé</text:h>
      <text:p text:style-name="P2">Cher participant,</text:p>
      <text:p text:style-name="P2">Vous vous êtes porté(e) volontaire pour participer à cette étude. Vous trouverez ci-dessous des informations concernant vos droits ainsi que le déroulement de l’expérience qui va suivre. S’il vous plaît, veuillez lire attentivement les paragraphes suivants.</text:p>
      <text:h text:style-name="P17" text:outline-level="1">Relaxation multi-utilisateurs via cohérence cardiaque</text:h>
      <text:h text:style-name="P15" text:outline-level="2">L’objectif de l’étude</text:h>
      <text:p text:style-name="P10"><text:span text:style-name="T2">Tobe, pour « Tangible Out of Body Experience », est une marionnette sur laquelle sont projetées en temps réel vos signaux physiologique. Nous cherchons à étudier comment ce type d'interface affecte nos rapport avec soi et avec les autres.</text:span></text:p>
      <text:p text:style-name="P10"><text:span text:style-name="T2">Sont mesurés dans cette étude votre respiration ainsi que votre rythme cardiaque. À partir de ces deux indices nous pouvons déterminer votre état de « cohérence cardiaque ». La cohérence cardiaque survient lorsque les fluctuations de </text:span><text:span text:style-name="T11">vos battements cardiaques</text:span><text:span text:style-name="T2"> sont synchronisées avec </text:span><text:span text:style-name="T11">votre </text:span><text:span text:style-name="T2">respiration. Vos pulsations augmentent lorsque vous inspirez et décroissent lorsque vous expirez.</text:span></text:p>
      <text:p text:style-name="P10"><text:span text:style-name="T2">La cohérence cardiaque est souvent lié à un état de détente. Nous vous proposons de vous entraîner à atteindre cet état de relaxation.</text:span></text:p>
      <text:h text:style-name="P15" text:outline-level="2">Le déroulement de l’étude</text:h>
      <text:p text:style-name="P11"><text:span text:style-name="T2">Cette étude se déroulera en une seule session </text:span><text:span text:style-name="T9">d'environ </text:span><text:span text:style-name="T10">20</text:span><text:span text:style-name="T9"> minutes,</text:span><text:span text:style-name="T2"> au cours de laquelle </text:span><text:span text:style-name="T8">vous serez amené à </text:span><text:span text:style-name="T10">entrer en cohérence cardiaque à l'aide de différents exercices. </text:span><text:span text:style-name="T11">Un entretient avec l'expérimentateur se déroulera en fin de session. </text:span><text:span text:style-name="T10">L</text:span><text:span text:style-name="T2">’expérimentateur sera à vos côtés dans la salle d’expérimentation tout au long de l’expérience, et sera donc à votre disposition si vous avez des questions, et ce à n’importe quel moment.</text:span></text:p>
      <text:h text:style-name="P16" text:outline-level="2">Les risques et effets secondaires</text:h>
      <text:p text:style-name="P2">Cette étude est basée sur la connaissance de l’expérimentateur en charge de l’étude. De plus, elle est indolore et sans danger pour le participant. La participation à cette expérience ne vous fait courir aucun risque spécifique, et aucun effet secondaire n’a été rapporté.</text:p>
      <text:h text:style-name="P15" text:outline-level="2">Cessation de l’expérience</text:h>
      <text:p text:style-name="P2">Vous êtes en droit d’annuler n’importe quand, sans en indiquer la raison. La participation est entièrement volontaire et sans obligation. Suspendre l’expérience ne pose pas d’inconvénient. Si, à n’importe quel moment pendant l’expérience, vous ressentez un inconfort, veuillez en informer immédiatement l’expérimentateur.</text:p>
      <text:p text:style-name="P2"/>
      <text:h text:style-name="P15" text:outline-level="2"><text:soft-page-break/>Enregistrements </text:h>
      <text:p text:style-name="P5"><text:span text:style-name="T2">Dans le cadre de cette étude </text:span><text:span text:style-name="T8">nous mesurerons votre état physiologique à l'aide d</text:span><text:span text:style-name="T10">e capteurs placés sur vos poignets (activité cardiaque) et d'une ceinture placée sur votre thorax (respiration).</text:span><text:span text:style-name="T8"> </text:span><text:span text:style-name="T3">Nous aimerions pouvoir utiliser ces </text:span><text:span text:style-name="T4">enregistrements</text:span><text:span text:style-name="T3">, avec votre permission, à des fins de formation et/ou de présentations scientifiques. Il n’est cependant pas nécessaire de consentir à ce volet pour participer au présent projet. Si vous refusez, les enregistrements </text:span><text:span text:style-name="T5">v</text:span><text:span text:style-name="T3">ous concernant seront détruits à la fin du projet dans le respect de la confidentialité. <text:s/></text:span></text:p>
      <text:p text:style-name="P3">Nous autorisez-vous à utiliser <text:s/>ces enregistrements à des fins de formations ou de présentations scientifiques et à les conserver avec vos données de recherche? </text:p>
      <text:p text:style-name="P1"><text:span text:style-name="T6"><text:tab/><text:tab/>Oui<text:tab/></text:span><text:span text:style-name="T12">□</text:span><text:span text:style-name="T13"><text:tab/><text:tab/>Non<text:tab/></text:span><text:span text:style-name="T12">□</text:span></text:p>
      <text:h text:style-name="P15" text:outline-level="2">Confidentialité</text:h>
      <text:p text:style-name="P2">Les dispositions prises concernant la protection des données seront respectées. Vos données personnelles ne seront pas divulguées à une tierce personne. Nous rendons anonymes les données collectées, et ne les traitons et les publions que dans cette condition. <text:s/></text:p>
      <text:h text:style-name="Heading_20_2" text:outline-level="2">Suites de l'é<text:span text:style-name="T15">tude</text:span></text:h>
      <text:p text:style-name="P9">Si vous souhaitez être informé des résultats de cette étude, vous avez la possibilité de nous laissez une adresse e-mail afin que nous puissions prendre contact avec vous ultérieurement.</text:p>
      <text:p text:style-name="P9">Adresse e-mail : ………………………………………………………………..</text:p>
      <text:h text:style-name="P15" text:outline-level="2">Déclaration</text:h>
      <text:p text:style-name="P2">Veuillez approuver, grâce à votre signature, la déclaration suivante :</text:p>
      <text:p text:style-name="P2">« Je soussigné(e) …………………………………..............…, certifie que l’expérimentateur de cette étude m’a informé(e) des points décrits ci-dessus. J’ai lu et compris ce communiqué. Je suis d’accord avec chacun des points. J’autorise que les données acquises pendant cette expérience soient analysées dans un but scientifique et publiées. J’ai été informé(e) de mes droits en tant que sujet de l’expérience et sur la participation volontaire à cette étude. »</text:p>
      <text:p text:style-name="P4">Fait à …............................................, le ….....................................</text:p>
      <text:p text:style-name="P12"><text:span text:style-name="T4">S</text:span><text:span text:style-name="T2">ignature :</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Palatino Linotype" svg:font-family="'Palatino Linotype'" style:font-family-generic="roman"/>
    <style:font-face style:name="Calibri" svg:font-family="Calibri"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style:contextual-spacing="false"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161cm" fo:margin-right="0.161cm" fo:margin-top="0.15cm" fo:margin-bottom="0.15cm" style:contextual-spacing="false" fo:line-height="100%" fo:text-align="justify" style:justify-single-word="false" fo:orphans="2" fo:widows="2" fo:text-indent="0.499cm" style:auto-text-indent="false"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left="0cm" fo:margin-right="0cm" fo:margin-top="0.3cm" fo:margin-bottom="0.3cm" style:contextual-spacing="false" fo:text-align="center" style:justify-single-word="false" fo:text-indent="0cm" style:auto-text-indent="false"/>
      <style:text-properties fo:font-size="14pt" style:text-underline-style="solid" style:text-underline-width="auto" style:text-underline-color="font-color" fo:font-weight="bold" style:font-size-asian="18pt" style:font-weight-asian="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3cm" fo:margin-bottom="0.3cm" style:contextual-spacing="false" fo:text-indent="0cm" style:auto-text-indent="false" style:page-number="auto" fo:keep-with-next="always"/>
      <style:text-properties fo:font-size="13pt" fo:font-weight="bold" style:font-size-asian="14pt" style:font-weight-asian="bold"/>
    </style:style>
    <style:style style:name="Heading_20_3" style:display-name="Heading 3" style:family="paragraph" style:parent-style-name="Standard" style:next-style-name="Standard" style:default-outline-level="3" style:list-style-name="" style:class="text">
      <style:paragraph-properties fo:margin-left="0cm" fo:margin-right="0cm" fo:margin-top="0.423cm" fo:margin-bottom="0.423cm" style:contextual-spacing="false" fo:text-indent="0cm" style:auto-text-indent="false"/>
      <style:text-properties fo:font-weight="bold" style:font-weight-asian="bold"/>
    </style:style>
    <style:style style:name="Heading_20_4" style:display-name="Heading 4" style:family="paragraph" style:parent-style-name="Standard" style:next-style-name="Standard" style:default-outline-level="4" style:list-style-name="" style:class="text">
      <style:paragraph-properties fo:margin-left="0cm" fo:margin-right="0cm" fo:margin-top="0.45cm" fo:margin-bottom="0.45cm" style:contextual-spacing="false" fo:text-indent="0cm" style:auto-text-indent="false"/>
      <style:text-properties fo:font-size="10pt" fo:font-weight="bold" style:font-size-asian="10pt" style:font-weight-asian="bold"/>
    </style:style>
    <style:style style:name="Heading_20_5" style:display-name="Heading 5" style:family="paragraph" style:parent-style-name="Standard" style:next-style-name="Standard" style:default-outline-level="5" style:list-style-name="" style:class="text">
      <style:paragraph-properties fo:margin-left="0cm" fo:margin-right="0cm" fo:margin-top="0.45cm" fo:margin-bottom="0.45cm" style:contextual-spacing="false" fo:text-indent="0cm" style:auto-text-indent="false"/>
      <style:text-properties fo:font-size="8pt" fo:font-weight="bold" style:font-size-asian="8pt" style:font-weight-asian="bold"/>
    </style:style>
    <style:style style:name="Heading_20_6" style:display-name="Heading 6" style:family="paragraph" style:parent-style-name="Standard" style:next-style-name="Standard" style:default-outline-level="6" style:list-style-name="" style:class="text">
      <style:paragraph-properties fo:margin-left="0cm" fo:margin-right="0cm" fo:margin-top="0.635cm" fo:margin-bottom="0.635cm" style:contextual-spacing="false" fo:text-indent="0cm" style:auto-text-indent="false"/>
      <style:text-properties fo:font-size="8pt" fo:font-weight="bold" style:font-size-asian="8pt" style:font-weight-asian="bold"/>
    </style:style>
    <style:style style:name="Title" style:family="paragraph" style:parent-style-name="Standard" style:next-style-name="Standard" style:default-outline-level="" style:class="chapter">
      <style:paragraph-properties fo:margin-top="0.847cm" fo:margin-bottom="0.212cm" style:contextual-spacing="false" fo:text-align="start" style:justify-single-word="false"/>
      <style:text-properties fo:font-size="36pt" fo:font-weight="bold" style:font-size-asian="36pt" style:font-weight-asian="bold"/>
    </style:style>
    <style:style style:name="Subtitle" style:family="paragraph" style:parent-style-name="Standard" style:next-style-name="Standard" style:default-outline-level="" style:class="chapter">
      <style:paragraph-properties fo:margin-top="0.635cm" fo:margin-bottom="0.141cm" style:contextual-spacing="false" fo:text-align="start" style:justify-single-word="false"/>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style>
    <style:style style:name="List_20_Paragraph" style:display-name="List Paragraph" style:family="paragraph" style:parent-style-name="Standard" style:default-outline-level="">
      <style:paragraph-properties fo:margin-left="1.27cm" fo:margin-right="0.159cm" fo:margin-top="0.159cm" fo:margin-bottom="0.159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ootnote_20_text" style:display-name="footnote text" style:family="paragraph" style:parent-style-name="Standard" style:default-outline-level="">
      <style:paragraph-properties fo:margin-top="0cm" fo:margin-bottom="0cm" style:contextual-spacing="false"/>
      <style:text-properties fo:font-size="10pt" style:font-size-asian="10pt" style:font-size-complex="10pt"/>
    </style:style>
    <style:style style:name="Revision" style:family="paragraph" style:default-outline-level="">
      <style:paragraph-properties fo:margin-top="0cm" fo:margin-bottom="0cm" style: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Footnote" style:family="paragraph" style:parent-style-name="Standard" style:class="extra"/>
    <style:style style:name="Quotations" style:family="paragraph" style:parent-style-name="Standard" style:class="html"/>
    <style:style style:name="Footer" style:family="paragraph" style:parent-style-name="Standard" style:class="extra" style:master-page-name="">
      <style:paragraph-properties fo:text-align="center" style:justify-single-word="false" style:page-number="auto"/>
    </style:style>
    <style:style style:name="Header" style:family="paragraph" style:parent-style-name="Standard" style:class="extra"/>
    <style:style style:name="Default_20_Paragraph_20_Font" style:display-name="Default Paragraph Font" style:family="text"/>
    <style:style style:name="Texte_20_de_20_bulles_20_Car" style:display-name="Texte de bulles Car" style:family="text" style:parent-style-name="Default_20_Paragraph_20_Font">
      <style:text-properties fo:color="#000000" style:font-name="Segoe UI" fo:font-family="'Segoe UI'" style:font-family-generic="roman" style:font-pitch="variable" fo:font-size="9pt" style:font-name-asian="Times New Roman1"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color="#0000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Objet_20_du_20_commentaire_20_Car" style:display-name="Objet du commentaire Car" style:family="text" style:parent-style-name="Commentaire_20_Car">
      <style:text-properties fo:color="#000000"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Note_20_de_20_bas_20_de_20_page_20_Car" style:display-name="Note de bas de page Car" style:family="text" style:parent-style-name="Default_20_Paragraph_20_Font">
      <style:text-properties fo:color="#0000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parent-style-name="Default_20_Paragraph_20_Font"/>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026e5"/>
    </style:style>
    <style:style style:name="MT2" style:family="text">
      <style:text-properties officeooo:rsid="0021c38d"/>
    </style:style>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Version <text:span text:style-name="MT1">1</text:span> datée du <text:span text:style-name="MT2">28 juillet</text:span> 201<text:span text:style-name="MT2">5</text:span> – Page <text:page-number text:select-page="current">1</text:page-number> sur <text:page-count>2</text:page-count></text:p>
      </style:footer>
    </style:master-page>
    <style:master-page style:name="Converted1" style:page-layout-name="Mpm2">
      <style:header>
        <text:p text:style-name="Header"/>
      </style:header>
      <style:footer>
        <text:p text:style-name="Footer"/>
      </style:footer>
    </style:master-page>
    <style:master-page style:name="Converted2"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MUIinformedconstent.docx</dc:title>
    <meta:initial-creator>Christian Mühl</meta:initial-creator>
    <meta:editing-cycles>25</meta:editing-cycles>
    <meta:print-date>2014-03-30T20:14:00</meta:print-date>
    <meta:creation-date>2014-03-30T20:06:00</meta:creation-date>
    <dc:date>2015-07-28T21:54:31.968529826</dc:date>
    <meta:editing-duration>PT52M52S</meta:editing-duration>
    <meta:generator>LibreOffice/4.2.8.2$Linux_X86_64 LibreOffice_project/420m0$Build-2</meta:generator>
    <dc:creator>jfrey</dc:creator>
    <meta:document-statistic meta:table-count="0" meta:image-count="0" meta:object-count="0" meta:page-count="2" meta:paragraph-count="31" meta:word-count="634" meta:character-count="4325" meta:non-whitespace-character-count="371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